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flectiveMBeanInfoAssembler.getOperationDescription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populateMBeanDescriptor( Descriptor descriptor , Object managedBean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isUseStrictCa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getClassForDescriptor( Object managed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flectiveMBeanInfoAssembler.applyDefaultCurrencyTimeLimit( Descriptor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flectiveMBeanInfoAssembler.getParameterNameDiscov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setParameterNameDiscoverer( @ Nullable ParameterNameDiscoverer parameter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populateOperationDescriptor( Descriptor desc ,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getAttributeDescription( PropertyDescriptor propertyDescriptor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createModelMBeanOperationInfo( Method method , String name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flectiveMBeanInfoAssembler.getAttributeInfo( Object managedBean , String beanKe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ReflectiveMBeanInfoAssembler.setDefaultCurrencyTimeLimit( @ Nullable Integer defaultCurrency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populateAttributeDescriptor( Descriptor desc , @ Nullable Method getter , @ Nullable Method setter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applyCurrencyTimeLimit( Descriptor desc , int currencyTime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flectiveMBeanInfoAssembler.getOperationParameters( Method method , String bean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flectiveMBeanInfoAssembler.getOperationInfo( Object managedBean , String beanKe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ReflectiveMBeanInfoAssembler.getDefaultCurrency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isExpose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setExposeClassDescriptor( boolean expose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lectiveMBeanInfoAssembler.setUseStrictCasing( boolean useStrictCa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